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7mm" svg:height="85.79mm" svg:x="143.45mm" svg:y="13.02mm">
            <draw:object draw:notify-on-update-of-ranges="Tabelle1.A2:Tabelle1.A21 Tabelle1.B1:Tabelle1.B1 Tabelle1.B2:Tabelle1.B21 Tabelle1.C1:Tabelle1.C1 Tabelle1.C2:Tabelle1.C21 Tabelle1.D1:Tabelle1.D1 Tabelle1.D2:Tabelle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c</text:p>
          </table:table-cell>
          <table:table-cell office:value-type="string" calcext:value-type="string">
            <text:p>n = 50</text:p>
          </table:table-cell>
          <table:table-cell office:value-type="string" calcext:value-type="string">
            <text:p>n = 100</text:p>
          </table:table-cell>
          <table:table-cell office:value-type="string" calcext:value-type="string">
            <text:p>n = 200</text:p>
          </table:table-cell>
          <table:table-cell office:value-type="string" calcext:value-type="string">
            <text:p>N = 2500</text:p>
          </table:table-cell>
          <table:table-cell office:value-type="string" calcext:value-type="string">
            <text:p>N=2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-50*LN([.A2])" office:value-type="float" office:value="149.7866136777" calcext:value-type="float">
            <text:p>149,7866136777</text:p>
          </table:table-cell>
          <table:table-cell table:formula="of:=-100*LN([.A2])" office:value-type="float" office:value="299.573227355399" calcext:value-type="float">
            <text:p>299,573227355399</text:p>
          </table:table-cell>
          <table:table-cell table:formula="of:=-200*LN([.A2])" office:value-type="float" office:value="599.146454710798" calcext:value-type="float">
            <text:p>599,146454710798</text:p>
          </table:table-cell>
          <table:table-cell table:formula="of:=-2500*LN([.A2])" office:value-type="float" office:value="7489.33068388498" calcext:value-type="float">
            <text:p>7489,33068388498</text:p>
          </table:table-cell>
          <table:table-cell table:formula="of:=-25*LN([.A2])" office:value-type="float" office:value="74.8933068388498" calcext:value-type="float">
            <text:p>74,893306838849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-50*LN([.A3])" office:value-type="float" office:value="115.129254649702" calcext:value-type="float">
            <text:p>115,129254649702</text:p>
          </table:table-cell>
          <table:table-cell table:formula="of:=-100*LN([.A3])" office:value-type="float" office:value="230.258509299405" calcext:value-type="float">
            <text:p>230,258509299405</text:p>
          </table:table-cell>
          <table:table-cell table:formula="of:=-200*LN([.A3])" office:value-type="float" office:value="460.517018598809" calcext:value-type="float">
            <text:p>460,517018598809</text:p>
          </table:table-cell>
          <table:table-cell table:formula="of:=-2500*LN([.A3])" office:value-type="float" office:value="5756.46273248511" calcext:value-type="float">
            <text:p>5756,46273248511</text:p>
          </table:table-cell>
          <table:table-cell table:formula="of:=-25*LN([.A3])" office:value-type="float" office:value="57.5646273248511" calcext:value-type="float">
            <text:p>57,564627324851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-50*LN([.A4])" office:value-type="float" office:value="94.8559992442941" calcext:value-type="float">
            <text:p>94,8559992442941</text:p>
          </table:table-cell>
          <table:table-cell table:formula="of:=-100*LN([.A4])" office:value-type="float" office:value="189.711998488588" calcext:value-type="float">
            <text:p>189,711998488588</text:p>
          </table:table-cell>
          <table:table-cell table:formula="of:=-200*LN([.A4])" office:value-type="float" office:value="379.423996977176" calcext:value-type="float">
            <text:p>379,423996977176</text:p>
          </table:table-cell>
          <table:table-cell table:formula="of:=-2500*LN([.A4])" office:value-type="float" office:value="4742.7999622147" calcext:value-type="float">
            <text:p>4742,7999622147</text:p>
          </table:table-cell>
          <table:table-cell table:formula="of:=-25*LN([.A4])" office:value-type="float" office:value="47.427999622147" calcext:value-type="float">
            <text:p>47,4279996221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-50*LN([.A5])" office:value-type="float" office:value="80.471895621705" calcext:value-type="float">
            <text:p>80,471895621705</text:p>
          </table:table-cell>
          <table:table-cell table:formula="of:=-100*LN([.A5])" office:value-type="float" office:value="160.94379124341" calcext:value-type="float">
            <text:p>160,94379124341</text:p>
          </table:table-cell>
          <table:table-cell table:formula="of:=-200*LN([.A5])" office:value-type="float" office:value="321.88758248682" calcext:value-type="float">
            <text:p>321,88758248682</text:p>
          </table:table-cell>
          <table:table-cell table:formula="of:=-2500*LN([.A5])" office:value-type="float" office:value="4023.59478108525" calcext:value-type="float">
            <text:p>4023,59478108525</text:p>
          </table:table-cell>
          <table:table-cell table:formula="of:=-25*LN([.A5])" office:value-type="float" office:value="40.2359478108525" calcext:value-type="float">
            <text:p>40,23594781085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-50*LN([.A6])" office:value-type="float" office:value="69.3147180559945" calcext:value-type="float">
            <text:p>69,3147180559945</text:p>
          </table:table-cell>
          <table:table-cell table:formula="of:=-100*LN([.A6])" office:value-type="float" office:value="138.629436111989" calcext:value-type="float">
            <text:p>138,629436111989</text:p>
          </table:table-cell>
          <table:table-cell table:formula="of:=-200*LN([.A6])" office:value-type="float" office:value="277.258872223978" calcext:value-type="float">
            <text:p>277,258872223978</text:p>
          </table:table-cell>
          <table:table-cell table:formula="of:=-2500*LN([.A6])" office:value-type="float" office:value="3465.73590279973" calcext:value-type="float">
            <text:p>3465,73590279973</text:p>
          </table:table-cell>
          <table:table-cell table:formula="of:=-25*LN([.A6])" office:value-type="float" office:value="34.6573590279973" calcext:value-type="float">
            <text:p>34,657359027997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-50*LN([.A7])" office:value-type="float" office:value="60.1986402162968" calcext:value-type="float">
            <text:p>60,1986402162968</text:p>
          </table:table-cell>
          <table:table-cell table:formula="of:=-100*LN([.A7])" office:value-type="float" office:value="120.397280432594" calcext:value-type="float">
            <text:p>120,397280432594</text:p>
          </table:table-cell>
          <table:table-cell table:formula="of:=-200*LN([.A7])" office:value-type="float" office:value="240.794560865187" calcext:value-type="float">
            <text:p>240,794560865187</text:p>
          </table:table-cell>
          <table:table-cell table:formula="of:=-2500*LN([.A7])" office:value-type="float" office:value="3009.93201081484" calcext:value-type="float">
            <text:p>3009,93201081484</text:p>
          </table:table-cell>
          <table:table-cell table:formula="of:=-25*LN([.A7])" office:value-type="float" office:value="30.0993201081484" calcext:value-type="float">
            <text:p>30,099320108148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-50*LN([.A8])" office:value-type="float" office:value="52.4911062249339" calcext:value-type="float">
            <text:p>52,4911062249339</text:p>
          </table:table-cell>
          <table:table-cell table:formula="of:=-100*LN([.A8])" office:value-type="float" office:value="104.982212449868" calcext:value-type="float">
            <text:p>104,982212449868</text:p>
          </table:table-cell>
          <table:table-cell table:formula="of:=-200*LN([.A8])" office:value-type="float" office:value="209.964424899736" calcext:value-type="float">
            <text:p>209,964424899736</text:p>
          </table:table-cell>
          <table:table-cell table:formula="of:=-2500*LN([.A8])" office:value-type="float" office:value="2624.55531124669" calcext:value-type="float">
            <text:p>2624,55531124669</text:p>
          </table:table-cell>
          <table:table-cell table:formula="of:=-25*LN([.A8])" office:value-type="float" office:value="26.2455531124669" calcext:value-type="float">
            <text:p>26,245553112466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-50*LN([.A9])" office:value-type="float" office:value="45.8145365937077" calcext:value-type="float">
            <text:p>45,8145365937077</text:p>
          </table:table-cell>
          <table:table-cell table:formula="of:=-100*LN([.A9])" office:value-type="float" office:value="91.6290731874155" calcext:value-type="float">
            <text:p>91,6290731874155</text:p>
          </table:table-cell>
          <table:table-cell table:formula="of:=-200*LN([.A9])" office:value-type="float" office:value="183.258146374831" calcext:value-type="float">
            <text:p>183,258146374831</text:p>
          </table:table-cell>
          <table:table-cell table:formula="of:=-2500*LN([.A9])" office:value-type="float" office:value="2290.72682968539" calcext:value-type="float">
            <text:p>2290,72682968539</text:p>
          </table:table-cell>
          <table:table-cell table:formula="of:=-25*LN([.A9])" office:value-type="float" office:value="22.9072682968539" calcext:value-type="float">
            <text:p>22,907268296853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-50*LN([.A10])" office:value-type="float" office:value="39.9253848108886" calcext:value-type="float">
            <text:p>39,9253848108886</text:p>
          </table:table-cell>
          <table:table-cell table:formula="of:=-100*LN([.A10])" office:value-type="float" office:value="79.8507696217772" calcext:value-type="float">
            <text:p>79,8507696217772</text:p>
          </table:table-cell>
          <table:table-cell table:formula="of:=-200*LN([.A10])" office:value-type="float" office:value="159.701539243554" calcext:value-type="float">
            <text:p>159,701539243554</text:p>
          </table:table-cell>
          <table:table-cell table:formula="of:=-2500*LN([.A10])" office:value-type="float" office:value="1996.26924054443" calcext:value-type="float">
            <text:p>1996,26924054443</text:p>
          </table:table-cell>
          <table:table-cell table:formula="of:=-25*LN([.A10])" office:value-type="float" office:value="19.9626924054443" calcext:value-type="float">
            <text:p>19,96269240544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-50*LN([.A11])" office:value-type="float" office:value="34.6573590279973" calcext:value-type="float">
            <text:p>34,6573590279973</text:p>
          </table:table-cell>
          <table:table-cell table:formula="of:=-100*LN([.A11])" office:value-type="float" office:value="69.3147180559945" calcext:value-type="float">
            <text:p>69,3147180559945</text:p>
          </table:table-cell>
          <table:table-cell table:formula="of:=-200*LN([.A11])" office:value-type="float" office:value="138.629436111989" calcext:value-type="float">
            <text:p>138,629436111989</text:p>
          </table:table-cell>
          <table:table-cell table:formula="of:=-2500*LN([.A11])" office:value-type="float" office:value="1732.86795139986" calcext:value-type="float">
            <text:p>1732,86795139986</text:p>
          </table:table-cell>
          <table:table-cell table:formula="of:=-25*LN([.A11])" office:value-type="float" office:value="17.3286795139986" calcext:value-type="float">
            <text:p>17,328679513998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-50*LN([.A12])" office:value-type="float" office:value="29.891850037781" calcext:value-type="float">
            <text:p>29,891850037781</text:p>
          </table:table-cell>
          <table:table-cell table:formula="of:=-100*LN([.A12])" office:value-type="float" office:value="59.783700075562" calcext:value-type="float">
            <text:p>59,783700075562</text:p>
          </table:table-cell>
          <table:table-cell table:formula="of:=-200*LN([.A12])" office:value-type="float" office:value="119.567400151124" calcext:value-type="float">
            <text:p>119,567400151124</text:p>
          </table:table-cell>
          <table:table-cell table:formula="of:=-2500*LN([.A12])" office:value-type="float" office:value="1494.59250188905" calcext:value-type="float">
            <text:p>1494,59250188905</text:p>
          </table:table-cell>
          <table:table-cell table:formula="of:=-25*LN([.A12])" office:value-type="float" office:value="14.9459250188905" calcext:value-type="float">
            <text:p>14,94592501889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-50*LN([.A13])" office:value-type="float" office:value="25.5412811882995" calcext:value-type="float">
            <text:p>25,5412811882995</text:p>
          </table:table-cell>
          <table:table-cell table:formula="of:=-100*LN([.A13])" office:value-type="float" office:value="51.0825623765991" calcext:value-type="float">
            <text:p>51,0825623765991</text:p>
          </table:table-cell>
          <table:table-cell table:formula="of:=-200*LN([.A13])" office:value-type="float" office:value="102.165124753198" calcext:value-type="float">
            <text:p>102,165124753198</text:p>
          </table:table-cell>
          <table:table-cell table:formula="of:=-2500*LN([.A13])" office:value-type="float" office:value="1277.06405941498" calcext:value-type="float">
            <text:p>1277,06405941498</text:p>
          </table:table-cell>
          <table:table-cell table:formula="of:=-25*LN([.A13])" office:value-type="float" office:value="12.7706405941498" calcext:value-type="float">
            <text:p>12,770640594149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-50*LN([.A14])" office:value-type="float" office:value="21.5391458046227" calcext:value-type="float">
            <text:p>21,5391458046227</text:p>
          </table:table-cell>
          <table:table-cell table:formula="of:=-100*LN([.A14])" office:value-type="float" office:value="43.0782916092454" calcext:value-type="float">
            <text:p>43,0782916092454</text:p>
          </table:table-cell>
          <table:table-cell table:formula="of:=-200*LN([.A14])" office:value-type="float" office:value="86.1565832184909" calcext:value-type="float">
            <text:p>86,1565832184909</text:p>
          </table:table-cell>
          <table:table-cell table:formula="of:=-2500*LN([.A14])" office:value-type="float" office:value="1076.95729023114" calcext:value-type="float">
            <text:p>1076,95729023114</text:p>
          </table:table-cell>
          <table:table-cell table:formula="of:=-25*LN([.A14])" office:value-type="float" office:value="10.7695729023114" calcext:value-type="float">
            <text:p>10,76957290231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-50*LN([.A15])" office:value-type="float" office:value="17.8337471969366" calcext:value-type="float">
            <text:p>17,8337471969366</text:p>
          </table:table-cell>
          <table:table-cell table:formula="of:=-100*LN([.A15])" office:value-type="float" office:value="35.6674943938732" calcext:value-type="float">
            <text:p>35,6674943938732</text:p>
          </table:table-cell>
          <table:table-cell table:formula="of:=-200*LN([.A15])" office:value-type="float" office:value="71.3349887877465" calcext:value-type="float">
            <text:p>71,3349887877465</text:p>
          </table:table-cell>
          <table:table-cell table:formula="of:=-2500*LN([.A15])" office:value-type="float" office:value="891.687359846831" calcext:value-type="float">
            <text:p>891,687359846831</text:p>
          </table:table-cell>
          <table:table-cell table:formula="of:=-25*LN([.A15])" office:value-type="float" office:value="8.91687359846831" calcext:value-type="float">
            <text:p>8,9168735984683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-50*LN([.A16])" office:value-type="float" office:value="14.384103622589" calcext:value-type="float">
            <text:p>14,384103622589</text:p>
          </table:table-cell>
          <table:table-cell table:formula="of:=-100*LN([.A16])" office:value-type="float" office:value="28.7682072451781" calcext:value-type="float">
            <text:p>28,7682072451781</text:p>
          </table:table-cell>
          <table:table-cell table:formula="of:=-200*LN([.A16])" office:value-type="float" office:value="57.5364144903562" calcext:value-type="float">
            <text:p>57,5364144903562</text:p>
          </table:table-cell>
          <table:table-cell table:formula="of:=-2500*LN([.A16])" office:value-type="float" office:value="719.205181129452" calcext:value-type="float">
            <text:p>719,205181129452</text:p>
          </table:table-cell>
          <table:table-cell table:formula="of:=-25*LN([.A16])" office:value-type="float" office:value="7.19205181129452" calcext:value-type="float">
            <text:p>7,1920518112945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-50*LN([.A17])" office:value-type="float" office:value="11.1571775657105" calcext:value-type="float">
            <text:p>11,1571775657105</text:p>
          </table:table-cell>
          <table:table-cell table:formula="of:=-100*LN([.A17])" office:value-type="float" office:value="22.314355131421" calcext:value-type="float">
            <text:p>22,314355131421</text:p>
          </table:table-cell>
          <table:table-cell table:formula="of:=-200*LN([.A17])" office:value-type="float" office:value="44.6287102628419" calcext:value-type="float">
            <text:p>44,6287102628419</text:p>
          </table:table-cell>
          <table:table-cell table:formula="of:=-2500*LN([.A17])" office:value-type="float" office:value="557.858878285524" calcext:value-type="float">
            <text:p>557,858878285524</text:p>
          </table:table-cell>
          <table:table-cell table:formula="of:=-25*LN([.A17])" office:value-type="float" office:value="5.57858878285524" calcext:value-type="float">
            <text:p>5,5785887828552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-50*LN([.A18])" office:value-type="float" office:value="8.12594647488875" calcext:value-type="float">
            <text:p>8,12594647488875</text:p>
          </table:table-cell>
          <table:table-cell table:formula="of:=-100*LN([.A18])" office:value-type="float" office:value="16.2518929497775" calcext:value-type="float">
            <text:p>16,2518929497775</text:p>
          </table:table-cell>
          <table:table-cell table:formula="of:=-200*LN([.A18])" office:value-type="float" office:value="32.503785899555" calcext:value-type="float">
            <text:p>32,503785899555</text:p>
          </table:table-cell>
          <table:table-cell table:formula="of:=-2500*LN([.A18])" office:value-type="float" office:value="406.297323744437" calcext:value-type="float">
            <text:p>406,297323744437</text:p>
          </table:table-cell>
          <table:table-cell table:formula="of:=-25*LN([.A18])" office:value-type="float" office:value="4.06297323744437" calcext:value-type="float">
            <text:p>4,0629732374443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-50*LN([.A19])" office:value-type="float" office:value="5.26802578289131" calcext:value-type="float">
            <text:p>5,26802578289131</text:p>
          </table:table-cell>
          <table:table-cell table:formula="of:=-100*LN([.A19])" office:value-type="float" office:value="10.5360515657826" calcext:value-type="float">
            <text:p>10,5360515657826</text:p>
          </table:table-cell>
          <table:table-cell table:formula="of:=-200*LN([.A19])" office:value-type="float" office:value="21.0721031315653" calcext:value-type="float">
            <text:p>21,0721031315653</text:p>
          </table:table-cell>
          <table:table-cell table:formula="of:=-2500*LN([.A19])" office:value-type="float" office:value="263.401289144566" calcext:value-type="float">
            <text:p>263,401289144566</text:p>
          </table:table-cell>
          <table:table-cell table:formula="of:=-25*LN([.A19])" office:value-type="float" office:value="2.63401289144566" calcext:value-type="float">
            <text:p>2,6340128914456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-50*LN([.A20])" office:value-type="float" office:value="2.56466471937752" calcext:value-type="float">
            <text:p>2,56466471937752</text:p>
          </table:table-cell>
          <table:table-cell table:formula="of:=-100*LN([.A20])" office:value-type="float" office:value="5.12932943875505" calcext:value-type="float">
            <text:p>5,12932943875505</text:p>
          </table:table-cell>
          <table:table-cell table:formula="of:=-200*LN([.A20])" office:value-type="float" office:value="10.2586588775101" calcext:value-type="float">
            <text:p>10,2586588775101</text:p>
          </table:table-cell>
          <table:table-cell table:formula="of:=-2500*LN([.A20])" office:value-type="float" office:value="128.233235968876" calcext:value-type="float">
            <text:p>128,233235968876</text:p>
          </table:table-cell>
          <table:table-cell table:formula="of:=-25*LN([.A20])" office:value-type="float" office:value="1.28233235968876" calcext:value-type="float">
            <text:p>1,28233235968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50*LN([.A21])" office:value-type="float" office:value="-0" calcext:value-type="float">
            <text:p>0</text:p>
          </table:table-cell>
          <table:table-cell table:formula="of:=-100*LN([.A21])" office:value-type="float" office:value="-0" calcext:value-type="float">
            <text:p>0</text:p>
          </table:table-cell>
          <table:table-cell table:formula="of:=-200*LN([.A21])" office:value-type="float" office:value="-0" calcext:value-type="float">
            <text:p>0</text:p>
          </table:table-cell>
          <table:table-cell table:formula="of:=-2500*LN([.A21])" office:value-type="float" office:value="-0" calcext:value-type="float">
            <text:p>0</text:p>
          </table:table-cell>
          <table:table-cell table:formula="of:=-25*LN([.A21])" office:value-type="float" office:value="-0" calcext:value-type="float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.00.0000</text:date>, <text:time style:data-style-name="N2" text:time-value="22:42:54.7212649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5:56:38.453176779</meta:creation-date>
    <dc:date>2021-04-21T23:57:43.502722573</dc:date>
    <meta:editing-duration>PT1H27M12S</meta:editing-duration>
    <meta:editing-cycles>3</meta:editing-cycles>
    <meta:generator>LibreOffice/6.0.7.3$Linux_X86_64 LibreOffice_project/00m0$Build-3</meta:generator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58cm" xlink:href=".." xlink:type="simple" chart:class="chart:line" chart:style-name="ch1">
        <chart:legend chart:legend-position="end" svg:x="13.902cm" svg:y="3.413cm" style:legend-expansion="high" chart:style-name="ch2"/>
        <chart:plot-area chart:style-name="ch3" table:cell-range-address="Tabelle1.A1:Tabelle1.D21" chart:data-source-has-labels="both" svg:x="1.017cm" svg:y="0.171cm" svg:width="12.566cm" svg:height="7.135cm">
          <chartooo:coordinate-region svg:x="1.824cm" svg:y="0.37cm" svg:width="11.619cm" svg:height="5.938cm"/>
          <chart:axis chart:dimension="x" chart:name="primary-x" chart:style-name="ch4" chartooo:axis-type="auto">
            <chartooo:date-scale/>
            <chart:title svg:x="7.124cm" svg:y="7.477cm" chart:style-name="ch5">
              <text:p>c</text:p>
            </chart:title>
            <chart:categories table:cell-range-address="Tabelle1.A2:Tabelle1.A21"/>
            <chart:grid chart:style-name="ch6" chart:class="major"/>
          </chart:axis>
          <chart:axis chart:dimension="y" chart:name="primary-y" chart:style-name="ch7">
            <chart:title svg:x="0.451cm" svg:y="3.397cm" chart:style-name="ch5">
              <text:p>t</text:p>
            </chart:title>
            <chart:grid chart:style-name="ch6" chart:class="major"/>
          </chart:axis>
          <chart:series chart:style-name="ch8" chart:values-cell-range-address="Tabelle1.B2:Tabelle1.B21" chart:label-cell-address="Tabelle1.B1:Tabelle1.B1" chart:class="chart:line">
            <chart:data-point chart:repeated="20"/>
          </chart:series>
          <chart:series chart:style-name="ch9" chart:values-cell-range-address="Tabelle1.C2:Tabelle1.C21" chart:label-cell-address="Tabelle1.C1:Tabelle1.C1" chart:class="chart:line">
            <chart:data-point chart:repeated="20"/>
          </chart:series>
          <chart:series chart:style-name="ch10" chart:values-cell-range-address="Tabelle1.D2:Tabelle1.D21" chart:label-cell-address="Tabelle1.D1:Tabelle1.D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50</text:p>
                <draw:g>
                  <svg:desc>Tabelle1.B1:Tabelle1.B1</svg:desc>
                </draw:g>
              </table:table-cell>
              <table:table-cell office:value-type="string">
                <text:p>n = 100</text:p>
                <draw:g>
                  <svg:desc>Tabelle1.C1:Tabelle1.C1</svg:desc>
                </draw:g>
              </table:table-cell>
              <table:table-cell office:value-type="string">
                <text:p>n = 200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Tabelle1.A2:Tabelle1.A21</svg:desc>
                </draw:g>
              </table:table-cell>
              <table:table-cell office:value-type="float" office:value="149.7866136777">
                <text:p>149.7866136777</text:p>
                <draw:g>
                  <svg:desc>Tabelle1.B2:Tabelle1.B21</svg:desc>
                </draw:g>
              </table:table-cell>
              <table:table-cell office:value-type="float" office:value="299.573227355399">
                <text:p>299.573227355399</text:p>
                <draw:g>
                  <svg:desc>Tabelle1.C2:Tabelle1.C21</svg:desc>
                </draw:g>
              </table:table-cell>
              <table:table-cell office:value-type="float" office:value="599.146454710798">
                <text:p>599.146454710798</text:p>
                <draw:g>
                  <svg:desc>Tabelle1.D2:Tabelle1.D2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5.129254649702">
                <text:p>115.129254649702</text:p>
              </table:table-cell>
              <table:table-cell office:value-type="float" office:value="230.258509299405">
                <text:p>230.258509299405</text:p>
              </table:table-cell>
              <table:table-cell office:value-type="float" office:value="460.517018598809">
                <text:p>460.51701859880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94.8559992442941">
                <text:p>94.8559992442941</text:p>
              </table:table-cell>
              <table:table-cell office:value-type="float" office:value="189.711998488588">
                <text:p>189.711998488588</text:p>
              </table:table-cell>
              <table:table-cell office:value-type="float" office:value="379.423996977176">
                <text:p>379.42399697717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0.471895621705">
                <text:p>80.471895621705</text:p>
              </table:table-cell>
              <table:table-cell office:value-type="float" office:value="160.94379124341">
                <text:p>160.94379124341</text:p>
              </table:table-cell>
              <table:table-cell office:value-type="float" office:value="321.88758248682">
                <text:p>321.8875824868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69.3147180559945">
                <text:p>69.3147180559945</text:p>
              </table:table-cell>
              <table:table-cell office:value-type="float" office:value="138.629436111989">
                <text:p>138.629436111989</text:p>
              </table:table-cell>
              <table:table-cell office:value-type="float" office:value="277.258872223978">
                <text:p>277.25887222397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0.1986402162968">
                <text:p>60.1986402162968</text:p>
              </table:table-cell>
              <table:table-cell office:value-type="float" office:value="120.397280432594">
                <text:p>120.397280432594</text:p>
              </table:table-cell>
              <table:table-cell office:value-type="float" office:value="240.794560865187">
                <text:p>240.79456086518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52.4911062249339">
                <text:p>52.4911062249339</text:p>
              </table:table-cell>
              <table:table-cell office:value-type="float" office:value="104.982212449868">
                <text:p>104.982212449868</text:p>
              </table:table-cell>
              <table:table-cell office:value-type="float" office:value="209.964424899736">
                <text:p>209.96442489973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5.8145365937077">
                <text:p>45.8145365937077</text:p>
              </table:table-cell>
              <table:table-cell office:value-type="float" office:value="91.6290731874155">
                <text:p>91.6290731874155</text:p>
              </table:table-cell>
              <table:table-cell office:value-type="float" office:value="183.258146374831">
                <text:p>183.25814637483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9.9253848108886">
                <text:p>39.9253848108886</text:p>
              </table:table-cell>
              <table:table-cell office:value-type="float" office:value="79.8507696217772">
                <text:p>79.8507696217772</text:p>
              </table:table-cell>
              <table:table-cell office:value-type="float" office:value="159.701539243554">
                <text:p>159.70153924355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4.6573590279973">
                <text:p>34.6573590279973</text:p>
              </table:table-cell>
              <table:table-cell office:value-type="float" office:value="69.3147180559945">
                <text:p>69.3147180559945</text:p>
              </table:table-cell>
              <table:table-cell office:value-type="float" office:value="138.629436111989">
                <text:p>138.62943611198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9.891850037781">
                <text:p>29.891850037781</text:p>
              </table:table-cell>
              <table:table-cell office:value-type="float" office:value="59.783700075562">
                <text:p>59.783700075562</text:p>
              </table:table-cell>
              <table:table-cell office:value-type="float" office:value="119.567400151124">
                <text:p>119.56740015112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5.5412811882995">
                <text:p>25.5412811882995</text:p>
              </table:table-cell>
              <table:table-cell office:value-type="float" office:value="51.0825623765991">
                <text:p>51.0825623765991</text:p>
              </table:table-cell>
              <table:table-cell office:value-type="float" office:value="102.165124753198">
                <text:p>102.16512475319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1.5391458046227">
                <text:p>21.5391458046227</text:p>
              </table:table-cell>
              <table:table-cell office:value-type="float" office:value="43.0782916092454">
                <text:p>43.0782916092454</text:p>
              </table:table-cell>
              <table:table-cell office:value-type="float" office:value="86.1565832184909">
                <text:p>86.156583218490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7.8337471969366">
                <text:p>17.8337471969366</text:p>
              </table:table-cell>
              <table:table-cell office:value-type="float" office:value="35.6674943938732">
                <text:p>35.6674943938732</text:p>
              </table:table-cell>
              <table:table-cell office:value-type="float" office:value="71.3349887877465">
                <text:p>71.334988787746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4.384103622589">
                <text:p>14.384103622589</text:p>
              </table:table-cell>
              <table:table-cell office:value-type="float" office:value="28.7682072451781">
                <text:p>28.7682072451781</text:p>
              </table:table-cell>
              <table:table-cell office:value-type="float" office:value="57.5364144903562">
                <text:p>57.536414490356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1.1571775657105">
                <text:p>11.1571775657105</text:p>
              </table:table-cell>
              <table:table-cell office:value-type="float" office:value="22.314355131421">
                <text:p>22.314355131421</text:p>
              </table:table-cell>
              <table:table-cell office:value-type="float" office:value="44.6287102628419">
                <text:p>44.628710262841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8.12594647488875">
                <text:p>8.12594647488875</text:p>
              </table:table-cell>
              <table:table-cell office:value-type="float" office:value="16.2518929497775">
                <text:p>16.2518929497775</text:p>
              </table:table-cell>
              <table:table-cell office:value-type="float" office:value="32.503785899555">
                <text:p>32.5037858995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.26802578289131">
                <text:p>5.26802578289131</text:p>
              </table:table-cell>
              <table:table-cell office:value-type="float" office:value="10.5360515657826">
                <text:p>10.5360515657826</text:p>
              </table:table-cell>
              <table:table-cell office:value-type="float" office:value="21.0721031315653">
                <text:p>21.07210313156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.56466471937752">
                <text:p>2.56466471937752</text:p>
              </table:table-cell>
              <table:table-cell office:value-type="float" office:value="5.12932943875505">
                <text:p>5.12932943875505</text:p>
              </table:table-cell>
              <table:table-cell office:value-type="float" office:value="10.2586588775101">
                <text:p>10.25865887751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